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-bottom="0.35mm" fo:padding-left="0.35mm" fo:padding-right="0.49mm" fo:padding-top="0.35mm"/>
    </style:style>
    <style:style style:name="ce18" style:family="table-cell" style:parent-style-name="Default">
      <style:table-cell-properties fo:border-bottom="0.74pt solid #000000" fo:background-color="#cccccc" fo:border-left="none" fo:padding-bottom="0.35mm" fo:padding-left="0.35mm" fo:padding-right="0.49mm" fo:padding-top="0.35mm" fo:border-right="none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padding-bottom="0.35mm" fo:padding-left="0.35mm" fo:padding-right="0.49mm" fo:padding-top="0.35mm" fo:border-right="0.74pt solid #000000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fo:border-left="none" fo:padding-bottom="0.35mm" fo:padding-left="0.35mm" fo:padding-right="0.49mm" fo:padding-top="0.35mm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NVP Example" table:style-name="ta1">
        <table:table-column table:style-name="co1" table:default-cell-style-name="ce1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number-columns-repeated="2" table:style-name="ce8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Inversion</text:p>
          </table:table-cell>
          <table:table-cell office:value-type="currency" office:currency="GBP" office:value="-200" calcext:value-type="currency">
            <text:p>-£200.00</text:p>
          </table:table-cell>
          <table:table-cell office:value-type="currency" office:currency="GBP" office:value="-300" calcext:value-type="currency">
            <text:p>-£300.00</text:p>
          </table:table-cell>
          <table:table-cell office:value-type="currency" office:currency="GBP" office:value="-400" calcext:value-type="currency">
            <text:p>-£400.00</text:p>
          </table:table-cell>
          <table:table-cell/>
          <table:table-cell table:style-name="ce8" office:value-type="string" calcext:value-type="string">
            <text:p>Discount Rate</text:p>
          </table:table-cell>
          <table:table-cell table:style-name="ce7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CashFlow 1st year</text:p>
          </table:table-cell>
          <table:table-cell office:value-type="currency" office:currency="GBP" office:value="50" calcext:value-type="currency">
            <text:p>£50.00</text:p>
          </table:table-cell>
          <table:table-cell office:value-type="currency" office:currency="GBP" office:value="70" calcext:value-type="currency">
            <text:p>£70.00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Flow 2nd year</text:p>
          </table:table-cell>
          <table:table-cell office:value-type="currency" office:currency="GBP" office:value="100" calcext:value-type="currency">
            <text:p>£100.00</text:p>
          </table:table-cell>
          <table:table-cell office:value-type="currency" office:currency="GBP" office:value="70" calcext:value-type="currency">
            <text:p>£70.00</text:p>
          </table:table-cell>
          <table:table-cell office:value-type="currency" office:currency="GBP" office:value="200" calcext:value-type="currency">
            <text:p>£2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Flow 3rd year</text:p>
          </table:table-cell>
          <table:table-cell office:value-type="currency" office:currency="GBP" office:value="200" calcext:value-type="currency">
            <text:p>£200.00</text:p>
          </table:table-cell>
          <table:table-cell office:value-type="currency" office:currency="GBP" office:value="170" calcext:value-type="currency">
            <text:p>£170.00</text:p>
          </table:table-cell>
          <table:table-cell office:value-type="currency" office:currency="GBP" office:value="380" calcext:value-type="currency">
            <text:p>£380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 SUM(['NVP Example'.B3:.B6])" office:value-type="currency" office:currency="GBP" office:value="150" calcext:value-type="currency">
            <text:p>£150.00</text:p>
          </table:table-cell>
          <table:table-cell table:formula="of:= SUM(['NVP Example'.C3:.C6])" office:value-type="currency" office:currency="GBP" office:value="10" calcext:value-type="currency">
            <text:p>£10.00</text:p>
          </table:table-cell>
          <table:table-cell table:formula="of:= SUM(['NVP Example'.D3:.D6])" office:value-type="currency" office:currency="GBP" office:value="280" calcext:value-type="currency">
            <text:p>£280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NVP</text:p>
          </table:table-cell>
          <table:table-cell table:style-name="ce6" table:formula="of:=['NVP Example'.B3] + NPV(['NVP Example'.$G$3];['NVP Example'.B4:.B6])" office:value-type="currency" office:currency="GBP" office:value="111.089515171148" calcext:value-type="currency">
            <text:p>£111.09</text:p>
          </table:table-cell>
          <table:table-cell table:style-name="ce6" table:formula="of:=['NVP Example'.C3] + NPV(['NVP Example'.$G$3];['NVP Example'.C4:.C6])" office:value-type="currency" office:currency="GBP" office:value="-22.9888780909189" calcext:value-type="currency">
            <text:p>-£22.99</text:p>
          </table:table-cell>
          <table:table-cell table:style-name="ce6" table:formula="of:=['NVP Example'.D3] + NPV(['NVP Example'.$G$3];['NVP Example'.D4:.D6])" office:value-type="currency" office:currency="GBP" office:value="204.902278371666" calcext:value-type="currency">
            <text:p>£204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</text:p>
          </table:table-cell>
          <table:table-cell table:style-name="ce7" table:formula="of:=IRR(['NVP Example'.B3:.B6])" office:value-type="percentage" office:value="0.267250074181941" calcext:value-type="percentage">
            <text:p>26.73%</text:p>
          </table:table-cell>
          <table:table-cell table:style-name="ce7" table:formula="of:=IRR(['NVP Example'.C3:.C6])" office:value-type="percentage" office:value="0.0142473243594857" calcext:value-type="percentage">
            <text:p>1.42%</text:p>
          </table:table-cell>
          <table:table-cell table:style-name="ce7" table:formula="of:=IRR(['NVP Example'.D3:.D6])" office:value-type="percentage" office:value="0.253496747200278" calcext:value-type="percentage">
            <text:p>25.35%</text:p>
          </table:table-cell>
          <table:table-cell table:number-columns-repeated="3"/>
        </table:table-row>
      </table:table>
      <table:table table:name="Refactor" table:style-name="ta1"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6" table:number-rows-spanned="1">
            <text:p>Release Estimation Planing</text:p>
          </table:table-cell>
          <table:covered-table-cell table:style-name="Default"/>
          <table:covered-table-cell table:number-columns-repeated="3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/>
          <table:table-cell table:number-columns-repeated="2"/>
          <table:table-cell office:value-type="string" calcext:value-type="string">
            <text:p>Hour cost</text:p>
          </table:table-cell>
          <table:table-cell office:value-type="currency" office:currency="GBP" office:value="50" calcext:value-type="currency">
            <text:p>£50.00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Feature 1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Feature 2</text:p>
          </table:table-cell>
          <table:covered-table-cell/>
          <table:table-cell table:style-name="ce14" office:value-type="string" calcext:value-type="string" table:number-columns-spanned="2" table:number-rows-spanned="1">
            <text:p>Feature 3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Per Modul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SUM(Hours)</text:p>
          </table:table-cell>
          <table:table-cell office:value-type="string" calcext:value-type="string">
            <text:p>SUM(Cost)</text:p>
          </table:table-cell>
          <table:table-cell/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40" calcext:value-type="float">
            <text:p>40</text:p>
          </table:table-cell>
          <table:table-cell table:formula="of:= [Refactor.B5] * [Refactor.$G$2]" office:value-type="currency" office:currency="GBP" office:value="2000" calcext:value-type="currency">
            <text:p>£2,000.00</text:p>
          </table:table-cell>
          <table:table-cell office:value-type="float" office:value="100" calcext:value-type="float">
            <text:p>100</text:p>
          </table:table-cell>
          <table:table-cell table:style-name="ce5" table:formula="of:= [Refactor.D5] * [Refactor.$G$2]" office:value-type="currency" office:currency="GBP" office:value="5000" calcext:value-type="currency">
            <text:p>£5,000.00</text:p>
          </table:table-cell>
          <table:table-cell office:value-type="float" office:value="0" calcext:value-type="float">
            <text:p>0</text:p>
          </table:table-cell>
          <table:table-cell table:formula="of:= [Refactor.F5] * [Refactor.$G$2]" office:value-type="currency" office:currency="GBP" office:value="0" calcext:value-type="currency">
            <text:p>£0.00</text:p>
          </table:table-cell>
          <table:table-cell table:formula="of:= [.B5] + [.D5] + [.F5]" office:value-type="float" office:value="140" calcext:value-type="float">
            <text:p>140</text:p>
          </table:table-cell>
          <table:table-cell table:style-name="ce5" table:formula="of:= [.C5] + [.E5] + [.G5]" office:value-type="currency" office:currency="GBP" office:value="7000" calcext:value-type="currency">
            <text:p>£7,000.00</text:p>
          </table:table-cell>
          <table:table-cell/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20" calcext:value-type="float">
            <text:p>20</text:p>
          </table:table-cell>
          <table:table-cell table:formula="of:= [Refactor.B6] * [Refactor.$G$2]" office:value-type="currency" office:currency="GBP" office:value="1000" calcext:value-type="currency">
            <text:p>£1,000.00</text:p>
          </table:table-cell>
          <table:table-cell office:value-type="float" office:value="30" calcext:value-type="float">
            <text:p>30</text:p>
          </table:table-cell>
          <table:table-cell table:style-name="ce5" table:formula="of:= [Refactor.D6] * [Refactor.$G$2]" office:value-type="currency" office:currency="GBP" office:value="1500" calcext:value-type="currency">
            <text:p>£1,500.00</text:p>
          </table:table-cell>
          <table:table-cell office:value-type="float" office:value="50" calcext:value-type="float">
            <text:p>50</text:p>
          </table:table-cell>
          <table:table-cell table:formula="of:= [Refactor.F6] * [Refactor.$G$2]" office:value-type="currency" office:currency="GBP" office:value="2500" calcext:value-type="currency">
            <text:p>£2,500.00</text:p>
          </table:table-cell>
          <table:table-cell table:formula="of:= [.B6] + [.D6] + [.F6]" office:value-type="float" office:value="100" calcext:value-type="float">
            <text:p>100</text:p>
          </table:table-cell>
          <table:table-cell table:style-name="ce5" table:formula="of:= [.C6] + [.E6] + [.G6]" office:value-type="currency" office:currency="GBP" office:value="5000" calcext:value-type="currency">
            <text:p>£5,000.00</text:p>
          </table:table-cell>
          <table:table-cell/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80" calcext:value-type="float">
            <text:p>80</text:p>
          </table:table-cell>
          <table:table-cell table:formula="of:= [Refactor.B7] * [Refactor.$G$2]" office:value-type="currency" office:currency="GBP" office:value="4000" calcext:value-type="currency">
            <text:p>£4,000.00</text:p>
          </table:table-cell>
          <table:table-cell office:value-type="float" office:value="0" calcext:value-type="float">
            <text:p>0</text:p>
          </table:table-cell>
          <table:table-cell table:style-name="ce5" table:formula="of:= [Refactor.D7] * [Refactor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 [Refactor.F7] * [Refactor.$G$2]" office:value-type="currency" office:currency="GBP" office:value="0" calcext:value-type="currency">
            <text:p>£0.00</text:p>
          </table:table-cell>
          <table:table-cell table:formula="of:= [.B7] + [.D7] + [.F7]" office:value-type="float" office:value="80" calcext:value-type="float">
            <text:p>80</text:p>
          </table:table-cell>
          <table:table-cell table:style-name="ce5" table:formula="of:= [.C7] + [.E7] + [.G7]" office:value-type="currency" office:currency="GBP" office:value="4000" calcext:value-type="currency">
            <text:p>£4,000.00</text:p>
          </table:table-cell>
          <table:table-cell/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Refactor.B8] * [Refactor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 [Refactor.D8] * [Refactor.$G$2]" office:value-type="currency" office:currency="GBP" office:value="0" calcext:value-type="currency">
            <text:p>£0.00</text:p>
          </table:table-cell>
          <table:table-cell office:value-type="float" office:value="40" calcext:value-type="float">
            <text:p>40</text:p>
          </table:table-cell>
          <table:table-cell table:formula="of:= [Refactor.F8] * [Refactor.$G$2]" office:value-type="currency" office:currency="GBP" office:value="2000" calcext:value-type="currency">
            <text:p>£2,000.00</text:p>
          </table:table-cell>
          <table:table-cell table:formula="of:= [.B8] + [.D8] + [.F8]" office:value-type="float" office:value="40" calcext:value-type="float">
            <text:p>40</text:p>
          </table:table-cell>
          <table:table-cell table:style-name="ce5" table:formula="of:= [.C8] + [.E8] + [.G8]" office:value-type="currency" office:currency="GBP" office:value="2000" calcext:value-type="currency">
            <text:p>£2,000.00</text:p>
          </table:table-cell>
          <table:table-cell/>
        </table:table-row>
        <table:table-row table:style-name="ro1">
          <table:table-cell office:value-type="string" calcext:value-type="string">
            <text:p>SubTotals</text:p>
          </table:table-cell>
          <table:table-cell table:formula="of:= SUM([Refactor.B5:.B8])" office:value-type="float" office:value="140" calcext:value-type="float">
            <text:p>140</text:p>
          </table:table-cell>
          <table:table-cell table:formula="of:= SUM([Refactor.C5:.C8])" office:value-type="currency" office:currency="GBP" office:value="7000" calcext:value-type="currency">
            <text:p>£7,000.00</text:p>
          </table:table-cell>
          <table:table-cell table:formula="of:= SUM([Refactor.D5:.D8])" office:value-type="float" office:value="130" calcext:value-type="float">
            <text:p>130</text:p>
          </table:table-cell>
          <table:table-cell table:style-name="ce5" table:formula="of:= SUM([Refactor.E5:.E8])" office:value-type="currency" office:currency="GBP" office:value="6500" calcext:value-type="currency">
            <text:p>£6,500.00</text:p>
          </table:table-cell>
          <table:table-cell table:formula="of:= SUM([Refactor.F5:.F8])" office:value-type="float" office:value="90" calcext:value-type="float">
            <text:p>90</text:p>
          </table:table-cell>
          <table:table-cell table:formula="of:= SUM([Refactor.G5:.G8])" office:value-type="currency" office:currency="GBP" office:value="4500" calcext:value-type="currency">
            <text:p>£4,50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 table:number-columns-spanned="2" table:number-rows-spanned="1">
            <text:p>Total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Hours</text:p>
          </table:table-cell>
          <table:table-cell table:style-name="Default" table:formula="of:= [Refactor.B9] + [Refactor.D9] + [Refactor.F9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Refactor.C9] + [Refactor.E9] + [Refactor.G9]" office:value-type="currency" office:currency="GBP" office:value="18000" calcext:value-type="currency">
            <text:p>£18,000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factor A</text:p>
          </table:table-cell>
          <table:table-cell/>
          <table:table-cell table:style-name="Default" office:value-type="string" calcext:value-type="string">
            <text:p>Affect Module 1 and 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table:style-name="Default"/>
          <table:table-cell office:value-type="string" calcext:value-type="string">
            <text:p>Feature 2</text:p>
          </table:table-cell>
          <table:table-cell/>
          <table:table-cell office:value-type="string" calcext:value-type="string">
            <text:p>Feature 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float" office:value="40" calcext:value-type="float">
            <text:p>40</text:p>
          </table:table-cell>
          <table:table-cell table:formula="of:= [.B17] * [.$G$2]" office:value-type="currency" office:currency="GBP" office:value="2000" calcext:value-type="currency">
            <text:p>£2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17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17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10" calcext:value-type="float">
            <text:p>10</text:p>
          </table:table-cell>
          <table:table-cell table:formula="of:= [.B18] * [.$G$2]" office:value-type="currency" office:currency="GBP" office:value="500" calcext:value-type="currency">
            <text:p>£500.00</text:p>
          </table:table-cell>
          <table:table-cell office:value-type="float" office:value="50" calcext:value-type="float">
            <text:p>50</text:p>
          </table:table-cell>
          <table:table-cell table:style-name="ce5" table:formula="of:=[.D18] * [.$G$2]" office:value-type="currency" office:currency="GBP" office:value="2500" calcext:value-type="currency">
            <text:p>£2,500.00</text:p>
          </table:table-cell>
          <table:table-cell office:value-type="float" office:value="0" calcext:value-type="float">
            <text:p>0</text:p>
          </table:table-cell>
          <table:table-cell table:formula="of:=[.F18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10" calcext:value-type="float">
            <text:p>10</text:p>
          </table:table-cell>
          <table:table-cell table:formula="of:= [.B19] * [.$G$2]" office:value-type="currency" office:currency="GBP" office:value="500" calcext:value-type="currency">
            <text:p>£500.00</text:p>
          </table:table-cell>
          <table:table-cell office:value-type="float" office:value="10" calcext:value-type="float">
            <text:p>10</text:p>
          </table:table-cell>
          <table:table-cell table:style-name="ce5" table:formula="of:=[.D19] * [.$G$2]" office:value-type="currency" office:currency="GBP" office:value="500" calcext:value-type="currency">
            <text:p>£500.00</text:p>
          </table:table-cell>
          <table:table-cell office:value-type="float" office:value="20" calcext:value-type="float">
            <text:p>20</text:p>
          </table:table-cell>
          <table:table-cell table:formula="of:=[.F19] * [.$G$2]" office:value-type="currency" office:currency="GBP" office:value="1000" calcext:value-type="currency">
            <text:p>£1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80" calcext:value-type="float">
            <text:p>80</text:p>
          </table:table-cell>
          <table:table-cell table:formula="of:= [.B20] * [.$G$2]" office:value-type="currency" office:currency="GBP" office:value="4000" calcext:value-type="currency">
            <text:p>£4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20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20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.B21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[.D21] * [.$G$2]" office:value-type="currency" office:currency="GBP" office:value="0" calcext:value-type="currency">
            <text:p>£0.00</text:p>
          </table:table-cell>
          <table:table-cell office:value-type="float" office:value="40" calcext:value-type="float">
            <text:p>40</text:p>
          </table:table-cell>
          <table:table-cell table:formula="of:=[.F21] * [.$G$2]" office:value-type="currency" office:currency="GBP" office:value="2000" calcext:value-type="currency">
            <text:p>£2,000.00</text:p>
          </table:table-cell>
          <table:table-cell table:number-columns-repeated="3"/>
        </table:table-row>
        <table:table-row table:style-name="ro1">
          <table:table-cell/>
          <table:table-cell table:formula="of:= SUM([.B17:.B21])" office:value-type="float" office:value="140" calcext:value-type="float">
            <text:p>140</text:p>
          </table:table-cell>
          <table:table-cell table:formula="of:= SUM([.C17:.C21])" office:value-type="currency" office:currency="GBP" office:value="7000" calcext:value-type="currency">
            <text:p>£7,000.00</text:p>
          </table:table-cell>
          <table:table-cell table:formula="of:=SUM([.D17:.D21])" office:value-type="float" office:value="60" calcext:value-type="float">
            <text:p>60</text:p>
          </table:table-cell>
          <table:table-cell table:style-name="ce5" table:formula="of:=SUM([.E17:.E21])" office:value-type="currency" office:currency="GBP" office:value="3000" calcext:value-type="currency">
            <text:p>£3,000.00</text:p>
          </table:table-cell>
          <table:table-cell table:formula="of:=SUM([.F17:.F21])" office:value-type="float" office:value="60" calcext:value-type="float">
            <text:p>60</text:p>
          </table:table-cell>
          <table:table-cell table:formula="of:=SUM([.G17:.G21])" office:value-type="currency" office:currency="GBP" office:value="3000" calcext:value-type="currency">
            <text:p>£3,000.0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style-name="ce21" office:value-type="string" calcext:value-type="string" table:number-columns-spanned="2" table:number-rows-spanned="1">
            <text:p>Total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Hours</text:p>
          </table:table-cell>
          <table:table-cell table:formula="of:= [.B22] + [.D22] + [.F22]" office:value-type="currency" office:currency="GBP" office:value="260" calcext:value-type="currency">
            <text:p>£260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.C22] + [.E22] + [.G22]" office:value-type="currency" office:currency="GBP" office:value="13000" calcext:value-type="currency">
            <text:p>£13,000.0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factor B</text:p>
          </table:table-cell>
          <table:table-cell/>
          <table:table-cell table:style-name="Default" office:value-type="string" calcext:value-type="string">
            <text:p>Affect Module 3 and 4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table:style-name="Default"/>
          <table:table-cell office:value-type="string" calcext:value-type="string">
            <text:p>Feature 2</text:p>
          </table:table-cell>
          <table:table-cell/>
          <table:table-cell office:value-type="string" calcext:value-type="string">
            <text:p>Feature 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float" office:value="30" calcext:value-type="float">
            <text:p>30</text:p>
          </table:table-cell>
          <table:table-cell table:formula="of:= [.B31] * [.$G$2]" office:value-type="currency" office:currency="GBP" office:value="1500" calcext:value-type="currency">
            <text:p>£1,500.00</text:p>
          </table:table-cell>
          <table:table-cell office:value-type="float" office:value="0" calcext:value-type="float">
            <text:p>0</text:p>
          </table:table-cell>
          <table:table-cell table:style-name="ce5" table:formula="of:=[.D31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31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40" calcext:value-type="float">
            <text:p>40</text:p>
          </table:table-cell>
          <table:table-cell table:formula="of:= [.B32] * [.$G$2]" office:value-type="currency" office:currency="GBP" office:value="2000" calcext:value-type="currency">
            <text:p>£2,000.00</text:p>
          </table:table-cell>
          <table:table-cell office:value-type="float" office:value="100" calcext:value-type="float">
            <text:p>100</text:p>
          </table:table-cell>
          <table:table-cell table:style-name="ce5" table:formula="of:=[.D32] * [.$G$2]" office:value-type="currency" office:currency="GBP" office:value="5000" calcext:value-type="currency">
            <text:p>£5,000.00</text:p>
          </table:table-cell>
          <table:table-cell office:value-type="float" office:value="0" calcext:value-type="float">
            <text:p>0</text:p>
          </table:table-cell>
          <table:table-cell table:formula="of:=[.F32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20" calcext:value-type="float">
            <text:p>20</text:p>
          </table:table-cell>
          <table:table-cell table:formula="of:= [.B33] * [.$G$2]" office:value-type="currency" office:currency="GBP" office:value="1000" calcext:value-type="currency">
            <text:p>£1,000.00</text:p>
          </table:table-cell>
          <table:table-cell office:value-type="float" office:value="30" calcext:value-type="float">
            <text:p>30</text:p>
          </table:table-cell>
          <table:table-cell table:style-name="ce5" table:formula="of:=[.D33] * [.$G$2]" office:value-type="currency" office:currency="GBP" office:value="1500" calcext:value-type="currency">
            <text:p>£1,500.00</text:p>
          </table:table-cell>
          <table:table-cell office:value-type="float" office:value="50" calcext:value-type="float">
            <text:p>50</text:p>
          </table:table-cell>
          <table:table-cell table:formula="of:=[.F33] * [.$G$2]" office:value-type="currency" office:currency="GBP" office:value="2500" calcext:value-type="currency">
            <text:p>£2,5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40" calcext:value-type="float">
            <text:p>40</text:p>
          </table:table-cell>
          <table:table-cell table:formula="of:= [.B34] * [.$G$2]" office:value-type="currency" office:currency="GBP" office:value="2000" calcext:value-type="currency">
            <text:p>£2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34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34] * [.$G$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.B35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[.D35] * [.$G$2]" office:value-type="currency" office:currency="GBP" office:value="0" calcext:value-type="currency">
            <text:p>£0.00</text:p>
          </table:table-cell>
          <table:table-cell office:value-type="float" office:value="20" calcext:value-type="float">
            <text:p>20</text:p>
          </table:table-cell>
          <table:table-cell table:formula="of:=[.F35] * [.$G$2]" office:value-type="currency" office:currency="GBP" office:value="1000" calcext:value-type="currency">
            <text:p>£1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otals</text:p>
          </table:table-cell>
          <table:table-cell table:formula="of:=SUM([.B31:.B35])" office:value-type="float" office:value="130" calcext:value-type="float">
            <text:p>130</text:p>
          </table:table-cell>
          <table:table-cell table:formula="of:=SUM([.C31:.C35])" office:value-type="currency" office:currency="GBP" office:value="6500" calcext:value-type="currency">
            <text:p>£6,500.00</text:p>
          </table:table-cell>
          <table:table-cell table:formula="of:=SUM([.D31:.D35])" office:value-type="float" office:value="130" calcext:value-type="float">
            <text:p>130</text:p>
          </table:table-cell>
          <table:table-cell table:style-name="ce5" table:formula="of:=SUM([.E31:.E35])" office:value-type="currency" office:currency="GBP" office:value="6500" calcext:value-type="currency">
            <text:p>£6,500.00</text:p>
          </table:table-cell>
          <table:table-cell table:formula="of:=SUM([.F31:.F35])" office:value-type="float" office:value="70" calcext:value-type="float">
            <text:p>70</text:p>
          </table:table-cell>
          <table:table-cell table:formula="of:=SUM([.G31:.G35])" office:value-type="currency" office:currency="GBP" office:value="3500" calcext:value-type="currency">
            <text:p>£3,50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Hours</text:p>
          </table:table-cell>
          <table:table-cell table:formula="of:= [.B36] + [.D36] + [.F36]" office:value-type="currency" office:currency="GBP" office:value="330" calcext:value-type="currency">
            <text:p>£330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.C36] + [.E36] + [.G36]" office:value-type="currency" office:currency="GBP" office:value="16500" calcext:value-type="currency">
            <text:p>£16,500.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10" table:number-rows-spanned="1">
            <text:p>Hours</text:p>
          </table:table-cell>
          <table:covered-table-cell table:style-name="ce14"/>
          <table:covered-table-cell table:style-name="Default"/>
          <table:covered-table-cell table:number-columns-repeated="7"/>
        </table:table-row>
        <table:table-row table:style-name="ro1">
          <table:table-cell table:style-name="ce10"/>
          <table:table-cell table:style-name="ce15" office:value-type="string" calcext:value-type="string" table:number-columns-spanned="3" table:number-rows-spanned="1">
            <text:p>Feature 1</text:p>
          </table:table-cell>
          <table:covered-table-cell table:number-columns-repeated="2" table:style-name="ce19"/>
          <table:table-cell table:style-name="ce15" office:value-type="string" calcext:value-type="string" table:number-columns-spanned="3" table:number-rows-spanned="1">
            <text:p>Feature 2</text:p>
          </table:table-cell>
          <table:covered-table-cell table:number-columns-repeated="2" table:style-name="ce19"/>
          <table:table-cell table:style-name="ce15" office:value-type="string" calcext:value-type="string" table:number-columns-spanned="3" table:number-rows-spanned="1">
            <text:p>Feature 3</text:p>
          </table:table-cell>
          <table:covered-table-cell table:number-columns-repeated="2" table:style-name="ce19"/>
        </table:table-row>
        <table:table-row table:style-name="ro1">
          <table:table-cell table:style-name="ce10"/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</table:table-row>
        <table:table-row table:style-name="ro1">
          <table:table-cell table:style-name="ce11" office:value-type="string" calcext:value-type="string">
            <text:p>Refactor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Module 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40" calcext:value-type="float">
            <text:p>4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Module 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50" calcext:value-type="float">
            <text:p>50</text:p>
          </table:table-cell>
        </table:table-row>
        <table:table-row table:style-name="ro1">
          <table:table-cell table:style-name="ce11" office:value-type="string" calcext:value-type="string">
            <text:p>Module 3</text:p>
          </table:table-cell>
          <table:table-cell table:number-columns-repeated="2" table:style-name="ce17" office:value-type="float" office:value="80" calcext:value-type="float">
            <text:p>8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Module 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table:formula="of:= SUM([Refactor.H43:.H46])" office:value-type="float" office:value="90" calcext:value-type="float">
            <text:p>90</text:p>
          </table:table-cell>
          <table:table-cell table:style-name="ce17" office:value-type="float" office:value="40" calcext:value-type="float">
            <text:p>4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2">
          <table:table-cell table:style-name="ce12" office:value-type="string" calcext:value-type="string">
            <text:p>Subtotals</text:p>
          </table:table-cell>
          <table:table-cell table:style-name="ce18" table:formula="of:= SUM([Refactor.B44:.B47])" office:value-type="float" office:value="140" calcext:value-type="float">
            <text:p>140</text:p>
          </table:table-cell>
          <table:table-cell table:style-name="ce18" table:formula="of:=SUM([.C43:.C47])" office:value-type="float" office:value="140" calcext:value-type="float">
            <text:p>140</text:p>
          </table:table-cell>
          <table:table-cell table:style-name="ce18" table:formula="of:=SUM([.D43:.D47])" office:value-type="float" office:value="130" calcext:value-type="float">
            <text:p>130</text:p>
          </table:table-cell>
          <table:table-cell table:style-name="ce18" table:formula="of:=SUM([.E43:.E47])" office:value-type="float" office:value="130" calcext:value-type="float">
            <text:p>130</text:p>
          </table:table-cell>
          <table:table-cell table:style-name="ce18" table:formula="of:=SUM([.F43:.F47])" office:value-type="float" office:value="60" calcext:value-type="float">
            <text:p>60</text:p>
          </table:table-cell>
          <table:table-cell table:style-name="ce18" table:formula="of:=SUM([.G43:.G47])" office:value-type="float" office:value="130" calcext:value-type="float">
            <text:p>130</text:p>
          </table:table-cell>
          <table:table-cell table:style-name="ce18" table:formula="of:= SUM([Refactor.H43:.H47])" office:value-type="float" office:value="180" calcext:value-type="float">
            <text:p>180</text:p>
          </table:table-cell>
          <table:table-cell table:style-name="ce18" table:formula="of:= SUM([Refactor.I43:.I47])" office:value-type="float" office:value="60" calcext:value-type="float">
            <text:p>60</text:p>
          </table:table-cell>
          <table:table-cell table:style-name="ce22" table:formula="of:= SUM([Refactor.J43:.J47]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6" table:number-rows-spanned="2">
            <text:p>Costs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14" table:number-columns-spanned="3" table:number-rows-spanned="1"/>
          <table:covered-table-cell table:number-columns-repeated="2"/>
        </table:table-row>
        <table:table-row table:style-name="ro1">
          <table:table-cell/>
          <table:covered-table-cell/>
          <table:covered-table-cell table:style-name="Default"/>
          <table:covered-table-cell table:number-columns-repeated="3"/>
          <table:covered-table-cell table:style-name="Default"/>
          <table:table-cell office:value-type="string" calcext:value-type="string">
            <text:p>Hour cost</text:p>
          </table:table-cell>
          <table:table-cell/>
          <table:table-cell table:style-name="ce5" office:value-type="currency" office:currency="GBP" office:value="50" calcext:value-type="currency">
            <text:p>£50.00</text:p>
          </table:table-cell>
        </table:table-row>
        <table:table-row table:style-name="ro1">
          <table:table-cell office:value-type="string" calcext:value-type="string">
            <text:p>Refactor</text:p>
          </table:table-cell>
          <table:table-cell table:style-name="ce5" table:formula="of:= [.B43] * [.$J$50]" office:value-type="currency" office:currency="GBP" office:value="0" calcext:value-type="currency">
            <text:p>£0.00</text:p>
          </table:table-cell>
          <table:table-cell table:formula="of:= [.C43] * [.$J$50]" office:value-type="currency" office:currency="GBP" office:value="2000" calcext:value-type="currency">
            <text:p>£2,000.00</text:p>
          </table:table-cell>
          <table:table-cell table:style-name="ce5" table:formula="of:= [.D43] * [.$J$50]" office:value-type="currency" office:currency="GBP" office:value="1500" calcext:value-type="currency">
            <text:p>£1,500.00</text:p>
          </table:table-cell>
          <table:table-cell table:style-name="ce5" table:formula="of:= [.E43] * [.$J$50]" office:value-type="currency" office:currency="GBP" office:value="0" calcext:value-type="currency">
            <text:p>£0.00</text:p>
          </table:table-cell>
          <table:table-cell table:style-name="ce5" table:formula="of:= [.F43] * [.$J$50]" office:value-type="currency" office:currency="GBP" office:value="0" calcext:value-type="currency">
            <text:p>£0.00</text:p>
          </table:table-cell>
          <table:table-cell table:formula="of:= [.G43] * [.$J$50]" office:value-type="currency" office:currency="GBP" office:value="0" calcext:value-type="currency">
            <text:p>£0.00</text:p>
          </table:table-cell>
          <table:table-cell table:style-name="ce5" table:formula="of:= [.H43] * [.$J$50]" office:value-type="currency" office:currency="GBP" office:value="0" calcext:value-type="currency">
            <text:p>£0.00</text:p>
          </table:table-cell>
          <table:table-cell table:style-name="ce5" table:formula="of:= [.I43] * [.$J$50]" office:value-type="currency" office:currency="GBP" office:value="0" calcext:value-type="currency">
            <text:p>£0.00</text:p>
          </table:table-cell>
          <table:table-cell table:style-name="ce5" table:formula="of:= [.J43] * [.$J$50]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Module 1</text:p>
          </table:table-cell>
          <table:table-cell table:style-name="ce5" table:formula="of:= [.B44] * [.$J$50]" office:value-type="currency" office:currency="GBP" office:value="2000" calcext:value-type="currency">
            <text:p>£2,000.00</text:p>
          </table:table-cell>
          <table:table-cell table:formula="of:= [.C44] * [.$J$50]" office:value-type="currency" office:currency="GBP" office:value="500" calcext:value-type="currency">
            <text:p>£500.00</text:p>
          </table:table-cell>
          <table:table-cell table:style-name="ce5" table:formula="of:= [.D44] * [.$J$50]" office:value-type="currency" office:currency="GBP" office:value="2000" calcext:value-type="currency">
            <text:p>£2,000.00</text:p>
          </table:table-cell>
          <table:table-cell table:style-name="ce5" table:formula="of:= [.E44] * [.$J$50]" office:value-type="currency" office:currency="GBP" office:value="5000" calcext:value-type="currency">
            <text:p>£5,000.00</text:p>
          </table:table-cell>
          <table:table-cell table:style-name="ce5" table:formula="of:= [.F44] * [.$J$50]" office:value-type="currency" office:currency="GBP" office:value="2500" calcext:value-type="currency">
            <text:p>£2,500.00</text:p>
          </table:table-cell>
          <table:table-cell table:formula="of:= [.G44] * [.$J$50]" office:value-type="currency" office:currency="GBP" office:value="5000" calcext:value-type="currency">
            <text:p>£5,000.00</text:p>
          </table:table-cell>
          <table:table-cell table:style-name="ce5" table:formula="of:= [.H44] * [.$J$50]" office:value-type="currency" office:currency="GBP" office:value="2500" calcext:value-type="currency">
            <text:p>£2,500.00</text:p>
          </table:table-cell>
          <table:table-cell table:style-name="ce5" table:formula="of:= [.I44] * [.$J$50]" office:value-type="currency" office:currency="GBP" office:value="0" calcext:value-type="currency">
            <text:p>£0.00</text:p>
          </table:table-cell>
          <table:table-cell table:style-name="ce5" table:formula="of:= [.J44] * [.$J$50]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Module 2</text:p>
          </table:table-cell>
          <table:table-cell table:style-name="ce5" table:formula="of:= [.B45] * [.$J$50]" office:value-type="currency" office:currency="GBP" office:value="1000" calcext:value-type="currency">
            <text:p>£1,000.00</text:p>
          </table:table-cell>
          <table:table-cell table:formula="of:= [.C45] * [.$J$50]" office:value-type="currency" office:currency="GBP" office:value="500" calcext:value-type="currency">
            <text:p>£500.00</text:p>
          </table:table-cell>
          <table:table-cell table:style-name="ce5" table:formula="of:= [.D45] * [.$J$50]" office:value-type="currency" office:currency="GBP" office:value="1000" calcext:value-type="currency">
            <text:p>£1,000.00</text:p>
          </table:table-cell>
          <table:table-cell table:style-name="ce5" table:formula="of:= [.E45] * [.$J$50]" office:value-type="currency" office:currency="GBP" office:value="1500" calcext:value-type="currency">
            <text:p>£1,500.00</text:p>
          </table:table-cell>
          <table:table-cell table:style-name="ce5" table:formula="of:= [.F45] * [.$J$50]" office:value-type="currency" office:currency="GBP" office:value="500" calcext:value-type="currency">
            <text:p>£500.00</text:p>
          </table:table-cell>
          <table:table-cell table:formula="of:= [.G45] * [.$J$50]" office:value-type="currency" office:currency="GBP" office:value="1500" calcext:value-type="currency">
            <text:p>£1,500.00</text:p>
          </table:table-cell>
          <table:table-cell table:style-name="ce5" table:formula="of:= [.H45] * [.$J$50]" office:value-type="currency" office:currency="GBP" office:value="0" calcext:value-type="currency">
            <text:p>£0.00</text:p>
          </table:table-cell>
          <table:table-cell table:style-name="ce5" table:formula="of:= [.I45] * [.$J$50]" office:value-type="currency" office:currency="GBP" office:value="1000" calcext:value-type="currency">
            <text:p>£1,000.00</text:p>
          </table:table-cell>
          <table:table-cell table:style-name="ce5" table:formula="of:= [.J45] * [.$J$50]" office:value-type="currency" office:currency="GBP" office:value="2500" calcext:value-type="currency">
            <text:p>£2,500.00</text:p>
          </table:table-cell>
        </table:table-row>
        <table:table-row table:style-name="ro1">
          <table:table-cell office:value-type="string" calcext:value-type="string">
            <text:p>Module 3</text:p>
          </table:table-cell>
          <table:table-cell table:style-name="ce5" table:formula="of:= [.B46] * [.$J$50]" office:value-type="currency" office:currency="GBP" office:value="4000" calcext:value-type="currency">
            <text:p>£4,000.00</text:p>
          </table:table-cell>
          <table:table-cell table:formula="of:= [.C46] * [.$J$50]" office:value-type="currency" office:currency="GBP" office:value="4000" calcext:value-type="currency">
            <text:p>£4,000.00</text:p>
          </table:table-cell>
          <table:table-cell table:style-name="ce5" table:formula="of:= [.D46] * [.$J$50]" office:value-type="currency" office:currency="GBP" office:value="2000" calcext:value-type="currency">
            <text:p>£2,000.00</text:p>
          </table:table-cell>
          <table:table-cell table:style-name="ce5" table:formula="of:= [.E46] * [.$J$50]" office:value-type="currency" office:currency="GBP" office:value="0" calcext:value-type="currency">
            <text:p>£0.00</text:p>
          </table:table-cell>
          <table:table-cell table:style-name="ce5" table:formula="of:= [.F46] * [.$J$50]" office:value-type="currency" office:currency="GBP" office:value="0" calcext:value-type="currency">
            <text:p>£0.00</text:p>
          </table:table-cell>
          <table:table-cell table:formula="of:= [.G46] * [.$J$50]" office:value-type="currency" office:currency="GBP" office:value="0" calcext:value-type="currency">
            <text:p>£0.00</text:p>
          </table:table-cell>
          <table:table-cell table:style-name="ce5" table:formula="of:= [.H46] * [.$J$50]" office:value-type="currency" office:currency="GBP" office:value="2000" calcext:value-type="currency">
            <text:p>£2,000.00</text:p>
          </table:table-cell>
          <table:table-cell table:style-name="ce5" table:formula="of:= [.I46] * [.$J$50]" office:value-type="currency" office:currency="GBP" office:value="0" calcext:value-type="currency">
            <text:p>£0.00</text:p>
          </table:table-cell>
          <table:table-cell table:style-name="ce5" table:formula="of:= [.J46] * [.$J$50]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Module 4</text:p>
          </table:table-cell>
          <table:table-cell table:style-name="ce5" table:formula="of:= [.B47] * [.$J$50]" office:value-type="currency" office:currency="GBP" office:value="0" calcext:value-type="currency">
            <text:p>£0.00</text:p>
          </table:table-cell>
          <table:table-cell table:formula="of:= [.C47] * [.$J$50]" office:value-type="currency" office:currency="GBP" office:value="0" calcext:value-type="currency">
            <text:p>£0.00</text:p>
          </table:table-cell>
          <table:table-cell table:style-name="ce5" table:formula="of:= [.D47] * [.$J$50]" office:value-type="currency" office:currency="GBP" office:value="0" calcext:value-type="currency">
            <text:p>£0.00</text:p>
          </table:table-cell>
          <table:table-cell table:style-name="ce5" table:formula="of:= [.E47] * [.$J$50]" office:value-type="currency" office:currency="GBP" office:value="0" calcext:value-type="currency">
            <text:p>£0.00</text:p>
          </table:table-cell>
          <table:table-cell table:style-name="ce5" table:formula="of:= [.F47] * [.$J$50]" office:value-type="currency" office:currency="GBP" office:value="0" calcext:value-type="currency">
            <text:p>£0.00</text:p>
          </table:table-cell>
          <table:table-cell table:formula="of:= [.G47] * [.$J$50]" office:value-type="currency" office:currency="GBP" office:value="0" calcext:value-type="currency">
            <text:p>£0.00</text:p>
          </table:table-cell>
          <table:table-cell table:style-name="ce5" table:formula="of:= [.H47] * [.$J$50]" office:value-type="currency" office:currency="GBP" office:value="4500" calcext:value-type="currency">
            <text:p>£4,500.00</text:p>
          </table:table-cell>
          <table:table-cell table:style-name="ce5" table:formula="of:= [.I47] * [.$J$50]" office:value-type="currency" office:currency="GBP" office:value="2000" calcext:value-type="currency">
            <text:p>£2,000.00</text:p>
          </table:table-cell>
          <table:table-cell table:style-name="ce5" table:formula="of:= [.J47] * [.$J$50]" office:value-type="currency" office:currency="GBP" office:value="1000" calcext:value-type="currency">
            <text:p>£1,000.00</text:p>
          </table:table-cell>
        </table:table-row>
        <table:table-row table:style-name="ro1">
          <table:table-cell office:value-type="string" calcext:value-type="string">
            <text:p>Subtotals</text:p>
          </table:table-cell>
          <table:table-cell table:style-name="ce5" table:formula="of:=SUM([.B51:.B55])" office:value-type="currency" office:currency="GBP" office:value="7000" calcext:value-type="currency">
            <text:p>£7,000.00</text:p>
          </table:table-cell>
          <table:table-cell table:formula="of:=SUM([.C51:.C55])" office:value-type="currency" office:currency="GBP" office:value="7000" calcext:value-type="currency">
            <text:p>£7,000.00</text:p>
          </table:table-cell>
          <table:table-cell table:style-name="ce5" table:formula="of:=SUM([.D51:.D55])" office:value-type="currency" office:currency="GBP" office:value="6500" calcext:value-type="currency">
            <text:p>£6,500.00</text:p>
          </table:table-cell>
          <table:table-cell table:style-name="ce5" table:formula="of:=SUM([.E51:.E55])" office:value-type="currency" office:currency="GBP" office:value="6500" calcext:value-type="currency">
            <text:p>£6,500.00</text:p>
          </table:table-cell>
          <table:table-cell table:style-name="ce5" table:formula="of:=SUM([.F51:.F55])" office:value-type="currency" office:currency="GBP" office:value="3000" calcext:value-type="currency">
            <text:p>£3,000.00</text:p>
          </table:table-cell>
          <table:table-cell table:formula="of:=SUM([.G51:.G55])" office:value-type="currency" office:currency="GBP" office:value="6500" calcext:value-type="currency">
            <text:p>£6,500.00</text:p>
          </table:table-cell>
          <table:table-cell table:style-name="ce5" table:formula="of:=SUM([.H51:.H55])" office:value-type="currency" office:currency="GBP" office:value="9000" calcext:value-type="currency">
            <text:p>£9,000.00</text:p>
          </table:table-cell>
          <table:table-cell table:style-name="ce5" table:formula="of:=SUM([.I51:.I55])" office:value-type="currency" office:currency="GBP" office:value="3000" calcext:value-type="currency">
            <text:p>£3,000.00</text:p>
          </table:table-cell>
          <table:table-cell table:style-name="ce5" table:formula="of:=SUM([.J51:.J55])" office:value-type="currency" office:currency="GBP" office:value="3500" calcext:value-type="currency">
            <text:p>£3,500.0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ashFlow A</text:p>
          </table:table-cell>
          <table:table-cell office:value-type="string" calcext:value-type="string">
            <text:p>CashFlow B</text:p>
          </table:table-cell>
          <table:table-cell/>
          <table:table-cell office:value-type="string" calcext:value-type="string">
            <text:p>CashFlow A</text:p>
          </table:table-cell>
          <table:table-cell table:style-name="Default" office:value-type="string" calcext:value-type="string">
            <text:p>CashFlow B</text:p>
          </table:table-cell>
          <table:table-cell/>
          <table:table-cell office:value-type="string" calcext:value-type="string">
            <text:p>CashFlow A</text:p>
          </table:table-cell>
          <table:table-cell office:value-type="string" calcext:value-type="string">
            <text:p>CashFlow B</text:p>
          </table:table-cell>
        </table:table-row>
        <table:table-row table:style-name="ro1">
          <table:table-cell office:value-type="string" calcext:value-type="string">
            <text:p>Base – Refactor</text:p>
          </table:table-cell>
          <table:table-cell table:style-name="ce5"/>
          <table:table-cell table:formula="of:= [.$B$56] -[.C56]" office:value-type="currency" office:currency="GBP" office:value="0" calcext:value-type="currency">
            <text:p>£0.00</text:p>
          </table:table-cell>
          <table:table-cell table:style-name="ce5" table:formula="of:= [.$B$56] -[.D56]" office:value-type="currency" office:currency="GBP" office:value="500" calcext:value-type="currency">
            <text:p>£500.00</text:p>
          </table:table-cell>
          <table:table-cell table:style-name="ce5"/>
          <table:table-cell table:style-name="ce5" table:formula="of:=[.$E$56] - [.F56]" office:value-type="currency" office:currency="GBP" office:value="3500" calcext:value-type="currency">
            <text:p>£3,500.00</text:p>
          </table:table-cell>
          <table:table-cell table:formula="of:=[.$E$56] - [.G56]" office:value-type="currency" office:currency="GBP" office:value="0" calcext:value-type="currency">
            <text:p>£0.00</text:p>
          </table:table-cell>
          <table:table-cell table:style-name="ce5"/>
          <table:table-cell table:style-name="ce5" table:formula="of:=[.$H$56] - [.I56]" office:value-type="currency" office:currency="GBP" office:value="6000" calcext:value-type="currency">
            <text:p>£6,000.00</text:p>
          </table:table-cell>
          <table:table-cell table:style-name="ce5" table:formula="of:=[.$H$56] - [.J56]" office:value-type="currency" office:currency="GBP" office:value="5500" calcext:value-type="currency">
            <text:p>£5,500.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3">
            <text:p>NVP and IRR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iscount Rate</text:p>
          </table:table-cell>
          <table:table-cell table:style-name="ce7" office:value-type="percentage" office:value="0.05" calcext:value-type="percentage">
            <text:p>5.0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factor A</text:p>
          </table:table-cell>
          <table:table-cell table:style-name="Default" office:value-type="string" calcext:value-type="string">
            <text:p>Refactor 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itial Cost</text:p>
          </table:table-cell>
          <table:table-cell table:style-name="ce5" table:formula="of:= - [.C51]" office:value-type="currency" office:currency="GBP" office:value="-2000" calcext:value-type="currency">
            <text:p>-£2,000.00</text:p>
          </table:table-cell>
          <table:table-cell table:formula="of:= - [.D51]" office:value-type="currency" office:currency="GBP" office:value="-1500" calcext:value-type="currency">
            <text:p>-£1,50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ature 1</text:p>
          </table:table-cell>
          <table:table-cell table:style-name="ce5" table:formula="of:= [.C58]" office:value-type="currency" office:currency="GBP" office:value="0" calcext:value-type="currency">
            <text:p>£0.00</text:p>
          </table:table-cell>
          <table:table-cell table:formula="of:= [.D58]" office:value-type="currency" office:currency="GBP" office:value="500" calcext:value-type="currency">
            <text:p>£50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ature 2</text:p>
          </table:table-cell>
          <table:table-cell table:style-name="ce5" table:formula="of:= [.F58]" office:value-type="currency" office:currency="GBP" office:value="3500" calcext:value-type="currency">
            <text:p>£3,500.00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ature 3</text:p>
          </table:table-cell>
          <table:table-cell table:style-name="ce5" table:formula="of:= [.I58]" office:value-type="currency" office:currency="GBP" office:value="6000" calcext:value-type="currency">
            <text:p>£6,000.00</text:p>
          </table:table-cell>
          <table:table-cell table:formula="of:= [.J58]" office:value-type="currency" office:currency="GBP" office:value="5500" calcext:value-type="currency">
            <text:p>£5,50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VP</text:p>
          </table:table-cell>
          <table:table-cell table:style-name="ce5" table:formula="of:=[.B64] + NPV([.$C$62];[.B65:.B67])" office:value-type="currency" office:currency="GBP" office:value="6357.62876579203" calcext:value-type="currency">
            <text:p>£6,357.63</text:p>
          </table:table-cell>
          <table:table-cell table:formula="of:=[.C64] + NPV([.$C$62];[.C65:.C67])" office:value-type="currency" office:currency="GBP" office:value="3727.29726811359" calcext:value-type="currency">
            <text:p>£3,727.3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R</text:p>
          </table:table-cell>
          <table:table-cell table:style-name="ce7" table:formula="of:=IRR([.B64:.B67])" office:value-type="percentage" office:value="0.838868646341392" calcext:value-type="percentage">
            <text:p>83.89%</text:p>
          </table:table-cell>
          <table:table-cell table:style-name="ce7" table:formula="of:=IRR([.C64:.C67])" office:value-type="percentage" office:value="0.661521374099301" calcext:value-type="percentage">
            <text:p>66.15%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Sheet3" table:style-name="ta1">
        <table:table-column table:style-name="co2" table:default-cell-style-name="ce11"/>
        <table:table-column table:style-name="co2" table:number-columns-repeated="2" table:default-cell-style-name="ce17"/>
        <table:table-column table:style-name="co2" table:default-cell-style-name="ce20"/>
        <table:table-column table:style-name="co2" table:number-columns-repeated="2" table:default-cell-style-name="ce17"/>
        <table:table-column table:style-name="co2" table:default-cell-style-name="ce20"/>
        <table:table-column table:style-name="co2" table:number-columns-repeated="2" table:default-cell-style-name="ce17"/>
        <table:table-column table:style-name="co2" table:default-cell-style-name="ce20"/>
        <table:table-row table:style-name="ro1">
          <table:table-cell table:style-name="ce9" office:value-type="string" calcext:value-type="string" table:number-columns-spanned="10" table:number-rows-spanned="1">
            <text:p>Hours</text:p>
          </table:table-cell>
          <table:covered-table-cell table:style-name="ce14"/>
          <table:covered-table-cell table:number-columns-repeated="4" table:style-name="Default"/>
          <table:covered-table-cell table:style-name="ce5"/>
          <table:covered-table-cell table:number-columns-repeated="3" table:style-name="Default"/>
        </table:table-row>
        <table:table-row table:style-name="ro1">
          <table:table-cell table:style-name="ce10"/>
          <table:table-cell table:style-name="ce15" office:value-type="string" calcext:value-type="string" table:number-columns-spanned="3" table:number-rows-spanned="1">
            <text:p>Feature 1</text:p>
          </table:table-cell>
          <table:covered-table-cell table:number-columns-repeated="2" table:style-name="ce19"/>
          <table:table-cell table:style-name="ce15" office:value-type="string" calcext:value-type="string" table:number-columns-spanned="3" table:number-rows-spanned="1">
            <text:p>Feature 2</text:p>
          </table:table-cell>
          <table:covered-table-cell table:number-columns-repeated="2" table:style-name="ce19"/>
          <table:table-cell table:style-name="ce15" office:value-type="string" calcext:value-type="string" table:number-columns-spanned="3" table:number-rows-spanned="1">
            <text:p>Feature 3</text:p>
          </table:table-cell>
          <table:covered-table-cell table:number-columns-repeated="2" table:style-name="ce19"/>
        </table:table-row>
        <table:table-row table:style-name="ro1">
          <table:table-cell table:style-name="ce10"/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  <table:table-cell table:style-name="ce16" office:value-type="string" calcext:value-type="string">
            <text:p>No Refactor</text:p>
          </table:table-cell>
          <table:table-cell table:style-name="ce16" office:value-type="string" calcext:value-type="string">
            <text:p>Refactor A</text:p>
          </table:table-cell>
          <table:table-cell table:style-name="ce16" office:value-type="string" calcext:value-type="string">
            <text:p>Refactor B</text:p>
          </table:table-cell>
        </table:table-row>
        <table:table-row table:style-name="ro1">
          <table:table-cell office:value-type="string" calcext:value-type="string">
            <text:p>Refacto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e 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 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SUM([Sheet3.H4:.H7])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" office:value-type="string" calcext:value-type="string">
            <text:p>Subtotals</text:p>
          </table:table-cell>
          <table:table-cell table:style-name="ce18" table:formula="of:= SUM([Sheet3.B5:.B8])" office:value-type="float" office:value="140" calcext:value-type="float">
            <text:p>140</text:p>
          </table:table-cell>
          <table:table-cell table:style-name="ce18" table:formula="of:=SUM([.C4:.C8])" office:value-type="float" office:value="140" calcext:value-type="float">
            <text:p>140</text:p>
          </table:table-cell>
          <table:table-cell table:style-name="ce18" table:formula="of:=SUM([.D4:.D8])" office:value-type="float" office:value="130" calcext:value-type="float">
            <text:p>130</text:p>
          </table:table-cell>
          <table:table-cell table:style-name="ce18" table:formula="of:=SUM([.E4:.E8])" office:value-type="float" office:value="130" calcext:value-type="float">
            <text:p>130</text:p>
          </table:table-cell>
          <table:table-cell table:style-name="ce18" table:formula="of:=SUM([.F4:.F8])" office:value-type="float" office:value="60" calcext:value-type="float">
            <text:p>60</text:p>
          </table:table-cell>
          <table:table-cell table:style-name="ce18" table:formula="of:=SUM([.G4:.G8])" office:value-type="float" office:value="130" calcext:value-type="float">
            <text:p>130</text:p>
          </table:table-cell>
          <table:table-cell table:style-name="ce18" table:formula="of:= SUM([Sheet3.H4:.H8])" office:value-type="float" office:value="180" calcext:value-type="float">
            <text:p>180</text:p>
          </table:table-cell>
          <table:table-cell table:style-name="ce18" table:formula="of:= SUM([Sheet3.I4:.I8])" office:value-type="float" office:value="60" calcext:value-type="float">
            <text:p>60</text:p>
          </table:table-cell>
          <table:table-cell table:style-name="ce22" table:formula="of:= SUM([Sheet3.J4:.J8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5P0"/>
    </number:currency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3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8:27:02.9206394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03:15.709874547</meta:creation-date>
    <dc:date>2016-10-28T19:32:37.695395776</dc:date>
    <meta:editing-duration>PT1H44M48S</meta:editing-duration>
    <meta:editing-cycles>12</meta:editing-cycles>
    <meta:generator>LibreOffice/5.1.4.2$Linux_X86_64 LibreOffice_project/10m0$Build-2</meta:generator>
    <meta:document-statistic meta:table-count="3" meta:cell-count="456" meta:object-count="0"/>
  </office:meta>
</office:document-meta>
</file>